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a01" officeooo:paragraph-rsid="00031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db-ex1.c <text:s/></text:p>
      <text:p text:style-name="P1">gdb-ex2.c <text:s/></text:p>
      <text:p text:style-name="P1">gdb-ex3.c <text:s/></text:p>
      <text:p text:style-name="P1">gdb-ex4.c <text:s/></text:p>
      <text:p text:style-name="P1">gdb-ex6.c </text:p>
      <text:p text:style-name="P1">gdb-ex5.c </text:p>
      <text:p text:style-name="P1">gdb-ex7.c </text:p>
      <text:p text:style-name="P1">gdb-ex8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6:58:57.128629978</meta:creation-date>
    <meta:generator>LibreOffice/5.1.6.2$Linux_X86_64 LibreOffice_project/10m0$Build-2</meta:generator>
    <dc:date>2020-09-08T17:56:28.707280972</dc:date>
    <meta:editing-duration>PT43M53S</meta:editing-duration>
    <meta:editing-cycles>1</meta:editing-cycles>
    <meta:document-statistic meta:table-count="0" meta:image-count="0" meta:object-count="0" meta:page-count="1" meta:paragraph-count="8" meta:word-count="8" meta:character-count="83" meta:non-whitespace-character-count="72"/>
  </office:meta>
</office:document-meta>
</file>